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Bahnschrift SemiBold" svg:font-family="'Bahnschrift SemiBold'" style:font-family-generic="swiss" style:font-pitch="variable"/>
    <style:font-face style:name="Cascadia Code" svg:font-family="'Cascadia Code'" style:font-family-generic="modern" style:font-pitch="fixed"/>
    <style:font-face style:name="Cascadia Code Light" svg:font-family="'Cascadia Code Light'" style:font-family-generic="modern" style:font-pitch="fixed"/>
    <style:font-face style:name="Cascadia Mono SemiBold" svg:font-family="'Cascadia Mono SemiBold'" style:font-adornments="SemiBold" style:font-family-generic="modern" style:font-pitch="fixed"/>
    <style:font-face style:name="Comic Sans MS" svg:font-family="'Comic Sans MS'" style:font-family-generic="script" style:font-pitch="variable"/>
    <style:font-face style:name="Liberation Serif" svg:font-family="'Liberation Serif'" style:font-family-generic="roman" style:font-pitch="variable"/>
    <style:font-face style:name="Tahoma" svg:font-family="Tahoma"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var vkui--font footnote--font family--regular" svg:font-family="'var vkui--font footnote--font family--regular'"/>
    <style:font-face style:name="var vkui--font text--font family--regular" svg:font-family="'var vkui--font text--font family--regular'"/>
  </office:font-face-decls>
  <office:automatic-styles>
    <style:style style:name="P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ascadia Code Light" fo:font-size="16pt" fo:letter-spacing="normal" fo:font-style="normal" fo:font-weight="normal" style:font-size-asian="16pt" style:font-size-complex="16pt" loext:padding="0cm" loext:border="none"/>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ascadia Code Light" fo:font-size="16pt" fo:letter-spacing="normal" fo:font-style="normal" fo:font-weight="normal" officeooo:paragraph-rsid="00002a9a" style:font-size-asian="16pt" style:font-size-complex="16pt" loext:padding="0cm" loext:border="none"/>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ascadia Code Light" fo:font-size="16pt" fo:letter-spacing="normal" fo:font-style="normal" fo:font-weight="normal" officeooo:paragraph-rsid="0001231f" style:font-size-asian="16pt" style:font-size-complex="16pt" loext:padding="0cm" loext:border="none"/>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50938a" loext:opacity="100%" style:font-name="Cascadia Code Light" fo:font-size="16pt" fo:letter-spacing="normal" fo:font-style="normal" fo:font-weight="normal" style:font-size-asian="16pt" style:font-size-complex="16pt" loext:padding="0cm" loext:border="none"/>
    </style:style>
    <style:style style:name="P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ff4000" loext:opacity="100%" style:font-name="Cascadia Code Light" fo:font-size="16pt" fo:letter-spacing="normal" fo:font-style="normal" fo:font-weight="normal" officeooo:paragraph-rsid="00002a9a" style:font-size-asian="16pt" style:font-size-complex="16pt" loext:padding="0cm" loext:border="none"/>
    </style:style>
    <style:style style:name="T1" style:family="text">
      <style:text-properties style:font-name="Cascadia Mono SemiBold"/>
    </style:style>
    <style:style style:name="T2" style:family="text">
      <style:text-properties style:font-name="Comic Sans MS"/>
    </style:style>
    <style:style style:name="T3" style:family="text">
      <style:text-properties style:font-name="Comic Sans MS" fo:font-size="13pt" style:font-size-asian="13pt" style:font-size-complex="13pt"/>
    </style:style>
    <style:style style:name="T4" style:family="text">
      <style:text-properties fo:color="#3faf46" loext:opacity="100%" style:font-name="Comic Sans MS" fo:font-size="13pt" style:font-size-asian="13pt" style:font-size-complex="13pt"/>
    </style:style>
    <style:style style:name="T5" style:family="text">
      <style:text-properties fo:color="#3faf46" loext:opacity="100%" fo:font-size="13pt" style:font-size-asian="13pt" style:font-size-complex="13pt"/>
    </style:style>
    <style:style style:name="T6" style:family="text">
      <style:text-properties fo:font-size="13pt" style:font-size-asian="13pt" style:font-size-complex="13pt"/>
    </style:style>
    <style:style style:name="T7" style:family="text">
      <style:text-properties fo:color="#00a933" loext:opacity="100%" style:font-name="Comic Sans MS"/>
    </style:style>
    <style:style style:name="T8" style:family="text">
      <style:text-properties fo:color="#00a933" loext:opacity="100%" style:font-name="Comic Sans MS" fo:font-size="13pt" style:font-size-asian="13pt" style:font-size-complex="13pt"/>
    </style:style>
    <style:style style:name="T9" style:family="text">
      <style:text-properties fo:color="#00a933" loext:opacity="100%" style:font-name="Comic Sans MS" fo:font-size="13pt" fo:language="en" fo:country="US" officeooo:rsid="0001231f" style:font-size-asian="13pt" style:font-size-complex="13pt"/>
    </style:style>
    <style:style style:name="T10" style:family="text">
      <style:text-properties fo:color="#00a933" loext:opacity="100%" style:font-name="Comic Sans MS" fo:font-size="13pt" fo:language="ru" fo:country="RU" officeooo:rsid="0001231f" style:font-size-asian="13pt" style:font-size-complex="13pt"/>
    </style:style>
    <style:style style:name="T11" style:family="text">
      <style:text-properties fo:color="#00a933" loext:opacity="100%" style:font-name="Comic Sans MS" fo:language="ru" fo:country="RU" officeooo:rsid="0001231f"/>
    </style:style>
    <style:style style:name="T12" style:family="text">
      <style:text-properties fo:color="#00a933" loext:opacity="100%" fo:font-size="13pt" style:font-size-asian="13pt" style:font-size-complex="13pt"/>
    </style:style>
    <style:style style:name="T13" style:family="text">
      <style:text-properties fo:color="#00a933" loext:opacity="100%" style:font-name="Cascadia Code" fo:language="ru" fo:country="RU" officeooo:rsid="0001231f"/>
    </style:style>
    <style:style style:name="T14" style:family="text">
      <style:text-properties fo:color="#81d41a" loext:opacity="100%" style:font-name="Comic Sans MS" fo:font-size="13pt" style:font-size-asian="13pt" style:font-size-complex="13pt"/>
    </style:style>
    <style:style style:name="T15" style:family="text">
      <style:text-properties style:font-name="Cascadia Code"/>
    </style:style>
    <style:style style:name="T16" style:family="text">
      <style:text-properties style:font-name="Cascadia Code" fo:language="ru" fo:country="RU" officeooo:rsid="0001231f"/>
    </style:style>
    <style:style style:name="T17" style:family="text">
      <style:text-properties officeooo:rsid="0001231f"/>
    </style:style>
    <style:style style:name="T18" style:family="text">
      <style:text-properties fo:color="#729fcf" loext:opacity="100%" style:font-name="Comic Sans M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Оплата</text:p>
      <text:p text:style-name="P1"/>
      <text:p text:style-name="P1">Услуги <text:span text:style-name="T18">"Двух хозяюшек"</text:span> можно оплатить наличным расчётом или переводом на карту.</text:p>
      <text:p text:style-name="P1"/>
      <text:p text:style-name="P4">Доставка</text:p>
      <text:p text:style-name="P5">В заказ услуг не включён трансфер.</text:p>
      <text:p text:style-name="P5"/>
      <text:p text:style-name="P2">Выезд </text:p>
      <text:p text:style-name="P2"><text:s text:c="3"/><text:span text:style-name="T15">город Челябинск</text:span></text:p>
      <text:p text:style-name="P2"><text:span text:style-name="T6"><text:s text:c="6"/>+ </text:span><text:span text:style-name="T3">Ленинский район</text:span><text:span text:style-name="T6"> </text:span><text:span text:style-name="T8">200р.</text:span></text:p>
      <text:p text:style-name="P3"><text:span text:style-name="T8"><text:s text:c="12"/></text:span><text:span text:style-name="T6">+ </text:span><text:span text:style-name="T3">Центральный район</text:span><text:span text:style-name="T6">, </text:span><text:span text:style-name="T3">ЧТЗ</text:span><text:span text:style-name="T6">, </text:span><text:span text:style-name="T3">ЧМЗ</text:span><text:span text:style-name="T6">, </text:span><text:span text:style-name="T3">Советский</text:span><text:span text:style-name="T6"> </text:span><text:span text:style-name="T8">250р.</text:span></text:p>
      <text:p text:style-name="P3"><text:span text:style-name="T8"><text:s text:c="12"/></text:span><text:span text:style-name="T6">+ </text:span><text:span text:style-name="T3">Северо-Запад</text:span><text:span text:style-name="T6"> </text:span><text:span text:style-name="T8">350р.</text:span></text:p>
      <text:p text:style-name="P3"><text:span text:style-name="T8"><text:s text:c="7"/></text:span><text:span text:style-name="T16">Остальные</text:span></text:p>
      <text:p text:style-name="P2"><text:s text:c="5"/><text:span text:style-name="T6">+ по городу </text:span><text:span text:style-name="T3">Копейск</text:span><text:span text:style-name="T6"> </text:span><text:span text:style-name="T4">100 р</text:span><text:span text:style-name="T5">.</text:span><text:span text:style-name="T6">,</text:span></text:p>
      <text:p text:style-name="P2"><text:s text:c="5"/><text:span text:style-name="T6">+ посёлки </text:span><text:span text:style-name="T3">Горняк</text:span><text:span text:style-name="T6">, </text:span><text:span text:style-name="T3">Бажова</text:span><text:span text:style-name="T6">, </text:span><text:span text:style-name="T3">Старокамышинск</text:span><text:span text:style-name="T6">, </text:span><text:span text:style-name="T3">Потанино</text:span><text:span text:style-name="T6"> </text:span><text:span text:style-name="T4">150 р.</text:span><text:span text:style-name="T6"> <text:s/></text:span></text:p>
      <text:p text:style-name="P2"><text:span text:style-name="T6"><text:s text:c="6"/>+ посёлки </text:span><text:span text:style-name="T3">Октябрьский</text:span><text:span text:style-name="T6">, </text:span><text:span text:style-name="T3">Вахрушево</text:span><text:span text:style-name="T6">, </text:span><text:span text:style-name="T3">Калачёво</text:span><text:span text:style-name="T6"> </text:span><text:span text:style-name="T4">200р.</text:span></text:p>
      <text:p text:style-name="P2"><text:span text:style-name="T4"><text:s text:c="12"/></text:span><text:span text:style-name="T6">+ город </text:span><text:span text:style-name="T3">Коркино</text:span><text:span text:style-name="T6">, поселок </text:span><text:span text:style-name="T3">Роза</text:span><text:span text:style-name="T6"> </text:span><text:span text:style-name="T8">250р.</text:span></text:p>
      <text:p text:style-name="P2"><text:span text:style-name="T8"/></text:p>
      <text:p text:style-name="P2">В городе <text:span text:style-name="T2">Коркино</text:span> и городе <text:span text:style-name="T2">Челябинск</text:span> (кроме <text:span text:style-name="T2">Северо-Запада</text:span>) при заказе <text:span text:style-name="T7">от</text:span> <text:span text:style-name="T7">2000р.</text:span> трансфер в подарок. 🎁</text:p>
      <text:p text:style-name="P2"/>
      <text:p text:style-name="P3">В городе <text:span text:style-name="T2">Копейск</text:span> при заказе <text:span text:style-name="T7">от 1500р </text:span>трансфер в подарок.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Black" svg:font-family="'Arial Black'" style:font-family-generic="swiss" style:font-pitch="variable"/>
    <style:font-face style:name="Bahnschrift SemiBold" svg:font-family="'Bahnschrift SemiBold'" style:font-family-generic="swiss" style:font-pitch="variable"/>
    <style:font-face style:name="Cascadia Code" svg:font-family="'Cascadia Code'" style:font-family-generic="modern" style:font-pitch="fixed"/>
    <style:font-face style:name="Cascadia Code Light" svg:font-family="'Cascadia Code Light'" style:font-family-generic="modern" style:font-pitch="fixed"/>
    <style:font-face style:name="Cascadia Mono SemiBold" svg:font-family="'Cascadia Mono SemiBold'" style:font-adornments="SemiBold" style:font-family-generic="modern" style:font-pitch="fixed"/>
    <style:font-face style:name="Comic Sans MS" svg:font-family="'Comic Sans MS'" style:font-family-generic="script" style:font-pitch="variable"/>
    <style:font-face style:name="Liberation Serif" svg:font-family="'Liberation Serif'" style:font-family-generic="roman" style:font-pitch="variable"/>
    <style:font-face style:name="Tahoma" svg:font-family="Tahoma"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var vkui--font footnote--font family--regular" svg:font-family="'var vkui--font footnote--font family--regular'"/>
    <style:font-face style:name="var vkui--font text--font family--regular" svg:font-family="'var vkui--font text--font family--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02T16:37:14.684000000</dc:date>
    <meta:editing-duration>PT51S</meta:editing-duration>
    <meta:editing-cycles>1</meta:editing-cycles>
    <meta:document-statistic meta:table-count="0" meta:image-count="0" meta:object-count="0" meta:page-count="1" meta:paragraph-count="16" meta:word-count="90" meta:character-count="641" meta:non-whitespace-character-count="496"/>
    <meta:generator>LibreOffice/7.2.5.2$Windows_X86_64 LibreOffice_project/499f9727c189e6ef3471021d6132d4c694f357e5</meta:generator>
  </office:meta>
</office:document-meta>
</file>